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975cm"/>
    </style:style>
    <style:style style:name="co3" style:family="table-column">
      <style:table-column-properties fo:break-before="auto" style:column-width="15.1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e6ff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0000"/>
      <style:text-properties fo:color="#e6ff00"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Id/priorytet</text:p>
          </table:table-cell>
          <table:table-cell table:style-name="ce2" office:value-type="string">
            <text:p>User stories</text:p>
          </table:table-cell>
          <table:table-cell table:style-name="ce2" office:value-type="string">
            <text:p>Opi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ko agent turystyczny chce mieć możliwość dodania imprezy turystycznej</text:p>
          </table:table-cell>
          <table:table-cell office:value-type="string">
            <text:p>Obligatoryjne dane to: miejsce, opis, regulamin i zdjęcia dotyczące imprezy turystycznej. Widoki dodawanie_imprez_US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Jako agent turystyczny chce mieć możliwość wyszukiwania imprez turystycznych</text:p>
          </table:table-cell>
          <table:table-cell table:style-name="Default" office:value-type="string">
            <text:p>Widoki: wyszukiwanie_imprez_US2.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Jako agent turystyczny chce mieć możliwość edycji danych o imprezach turystycznych i usuwania imprez turystycznych z widoku agent turystycznyów.</text:p>
          </table:table-cell>
          <table:table-cell office:value-type="string">
            <text:p>Panel edycji powienien być zbudowany na bazie widoków dodawania imprez turystycznych z us1. Usuwanie powinno być dostępne z widoku tabeli imprez turystycznych z us2. Operacja usuwania powinna być poprzedzona oknem dialogowym, potwierdzającym wykonanie operacji. Usunięcie zmienia flagę w bazie danych, NIE USUWA rekordu z bazy danych(będzie on wykorzystywany w raportach/statystykach).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Jako agent turystyczny chce mieć możliwość dodawania składników imprez turystycznych</text:p>
          </table:table-cell>
          <table:table-cell office:value-type="string">
            <text:p>Impreza turystyczna może współdzielić z innymi imprezami pewne składniki np.. dojazd autokarem, hb lub samolot, all inclusive. Widok dodawania składników imprez turystycznych: dodawanie_skladnikow_US4, przypisywania składników do imprez znajduję się w widoku: dodawanie imprez_US1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Jako agent turystyczny chce mieć możliwość katalogowania imprez turystycznych</text:p>
          </table:table-cell>
          <table:table-cell office:value-type="string">
            <text:p>Katalogi mają być prezentowane w postaci struktury drzewiastej. Wierzchołek może mieć jednego rodzica i wiele dzieci, głębokość do 3 potomków od korzenia. Widok dodawania nowych katalogów: dodawanie_katalogow_US5, przypisywania imprez do katalogu w widoku: dodawanie_imprez_US1.</text:p>
          </table:table-cell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Jako agent turystyczny chce mieć możliwość definiowania terminów dostępności imprezy turystycznej</text:p>
          </table:table-cell>
          <table:table-cell office:value-type="string">
            <text:p>Impreza turystyczna będzie posiadać terminy dostępności, tj. termin, w którym można ją wykorzystać( po wcześniejszym zarezerwowani i zapłaceniu). Widok przypisywania terminu dostępności znajduje się w widoku: dodawanie_imprez_US1.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Jako agent turystyczny chce mieć możliwość dodawania cenników zależnych od terminów imprez turystycznych</text:p>
          </table:table-cell>
          <table:table-cell office:value-type="string">
            <text:p>Impreza turystyczna będzie posiadać tyle cen, ile ma terminów dostępności. Ceny definiuje się w widoku dodawania imprezy turystycznej( us1). Cena jest też zależna od wieku, podział dorosły- dziecko. Od ilu lat jest traktowany jako dorosły? Czy istnieje możliwość edycji tych danych przez administratora.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Jako agent turystyczny chce mieć możliwość dodawania, wyszukiwania, edycji i usuwania państw, miast i hoteli objętych imprezami turystycznymi.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Jako agent turystyczny chce mieć możliwość publikacji imprezy turystycznej klientowi.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Jako klient chce mieć możliwość wyszukiwania imprez turystycznych udostępnianych przez agentów turystycznych.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Jako klient chce mieć możliwość uzyskania szczegółowych informacji(ceny w zależności od osób i terminów itp.) znalezionej imprezy turystycznej.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Jako klient chce mieć możliwość zarezerwowania imprezy turystycznej.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Jako klient chce mieć możliwość uzyskania potwierdzenia złożonej rezerwacji.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Jako klient chce mieć możliwość uiszczenia części(przedpłaty) lub całości opłaty za zarezerwowaną imprezę turystyczną.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Jako klient chce mieć możliwość rezygnacji z imprezy turystycznej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20.10.2013</text:date>, <text:time>13:5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4M56S</meta:editing-duration>
    <meta:editing-cycles>9</meta:editing-cycles>
    <meta:generator>OpenOffice.org/3.4.1$Win32 OpenOffice.org_project/341m1$Build-9593</meta:generator>
    <dc:date>2013-10-20T13:51:32.39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